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9">
        <text:h text:style-name="Heading_20_4" text:outline-level="4"><text:s/>Projekt Backup</text:h>
        <text:p text:style-name="Textkörper_20_Einrückung_20_Organon">Um ein Backup des Projektes anzulegen, kann es einfach in einen neuen Ordner kopiert werden. Der Name des Ordners <text:span text:style-name="T1">muss</text:span> beibehalten werden (&lt;Projektname&gt;.organon). Da keine zwei Ordner gleichen Namens in einem Ordner angelegt werden können, sind Backups nur anderen Ordnern möglich.</text:p>
        <text:p text:style-name="Textkörper_20_Einrückung_20_Organon">Eine automatische Backup-Funktion wird Organon später noch erhalt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51" meta:character-count="365"/>
    <dc:date>2014-07-09T11:56:48.61</dc:date>
    <meta:editing-duration>P0D</meta:editing-duration>
    <meta:editing-cycles>1</meta:editing-cycles>
    <meta:generator>OpenOffice/4.1.0$Win32 OpenOffice.org_project/410m18$Build-9764</meta:generator>
  </office:meta>
</office:document-meta>
</file>